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Times New Roman1" svg:font-family="'Times New Roman'"/>
    <style:font-face style:name="Arial" svg:font-family="Arial, sans-serif" style:font-family-generic="system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érintettek" style:family="table">
      <style:table-properties style:width="6.925in" table:align="margins"/>
    </style:style>
    <style:style style:name="érintettek.A" style:family="table-column">
      <style:table-column-properties style:column-width="0.8917in" style:rel-column-width="8438*"/>
    </style:style>
    <style:style style:name="érintettek.B" style:family="table-column">
      <style:table-column-properties style:column-width="2.3021in" style:rel-column-width="21786*"/>
    </style:style>
    <style:style style:name="érintettek.C" style:family="table-column">
      <style:table-column-properties style:column-width="3.7313in" style:rel-column-width="35311*"/>
    </style:style>
    <style:style style:name="érintettek.A1" style:family="table-cell">
      <style:table-cell-properties fo:padding="0.0382in" fo:border-left="0.05pt solid #000000" fo:border-right="none" fo:border-top="0.05pt solid #000000" fo:border-bottom="0.05pt solid #000000"/>
    </style:style>
    <style:style style:name="érintettek.C1" style:family="table-cell">
      <style:table-cell-properties fo:padding="0.0382in" fo:border="0.05pt solid #000000"/>
    </style:style>
    <style:style style:name="érintettek.2" style:family="table-row">
      <style:table-row-properties style:min-row-height="0.4007in"/>
    </style:style>
    <style:style style:name="érintettek.A2" style:family="table-cell">
      <style:table-cell-properties fo:padding="0.0382in" fo:border-left="0.05pt solid #000000" fo:border-right="none" fo:border-top="none" fo:border-bottom="0.05pt solid #000000"/>
    </style:style>
    <style:style style:name="érintettek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6.925in" table:align="margins"/>
    </style:style>
    <style:style style:name="Táblázat2.A" style:family="table-column">
      <style:table-column-properties style:column-width="1.7049in" style:rel-column-width="16135*"/>
    </style:style>
    <style:style style:name="Táblázat2.B" style:family="table-column">
      <style:table-column-properties style:column-width="2.9111in" style:rel-column-width="27552*"/>
    </style:style>
    <style:style style:name="Táblázat2.C" style:family="table-column">
      <style:table-column-properties style:column-width="2.3083in" style:rel-column-width="21848*"/>
    </style:style>
    <style:style style:name="Táblázat2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2.C1" style:family="table-cell">
      <style:table-cell-properties fo:padding="0.0382in" fo:border="0.05pt solid #000000"/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6.925in" fo:margin-left="0in" table:align="left"/>
    </style:style>
    <style:style style:name="Táblázat1.A" style:family="table-column">
      <style:table-column-properties style:column-width="3.4625in"/>
    </style:style>
    <style:style style:name="Táblázat1.A1" style:family="table-cell">
      <style:table-cell-properties fo:padding="0.0382in" fo:border-left="0.05pt solid #000000" fo:border-right="none" fo:border-top="0.05pt solid #000000" fo:border-bottom="0.05pt solid #000000" style:writing-mode="lr-tb"/>
    </style:style>
    <style:style style:name="Táblázat1.B1" style:family="table-cell">
      <style:table-cell-properties fo:padding="0.0382in" fo:border="0.05pt solid #000000" style:writing-mode="lr-tb"/>
    </style:style>
    <style:style style:name="Táblázat1.A2" style:family="table-cell">
      <style:table-cell-properties fo:padding="0.0382in" fo:border-left="0.05pt solid #000000" fo:border-right="none" fo:border-top="none" fo:border-bottom="0.05pt solid #000000" style:writing-mode="lr-tb"/>
    </style:style>
    <style:style style:name="Táblázat1.B2" style:family="table-cell">
      <style:table-cell-properties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Text_20_body">
      <style:text-properties fo:color="#000000" loext:opacity="100%" style:font-name="Arial" fo:font-size="11pt" fo:font-weight="bold" style:font-size-asian="11pt" style:font-weight-asian="bold" style:font-size-complex="11pt"/>
    </style:style>
    <style:style style:name="P2" style:family="paragraph" style:parent-style-name="Text_20_body">
      <style:text-properties fo:color="#000000" loext:opacity="100%" style:font-name="Times New Roman"/>
    </style:style>
    <style:style style:name="P3" style:family="paragraph" style:parent-style-name="Text_20_body">
      <style:text-properties fo:color="#000000" loext:opacity="100%" style:font-name="Times New Roman" fo:font-size="11pt"/>
    </style:style>
    <style:style style:name="P4" style:family="paragraph" style:parent-style-name="Text_20_body">
      <style:text-properties fo:color="#000000" loext:opacity="100%" style:font-name="Times New Roman" fo:font-size="11pt" fo:font-style="italic" style:font-size-asian="11pt" style:font-style-asian="italic" style:font-size-complex="11pt" style:font-style-complex="italic"/>
    </style:style>
    <style:style style:name="P5" style:family="paragraph" style:parent-style-name="Text_20_body">
      <style:text-properties fo:color="#000000" loext:opacity="100%" style:font-name="Times New Roman" fo:font-size="11pt" style:font-size-asian="11pt" style:font-size-complex="11pt"/>
    </style:style>
    <style:style style:name="P6" style:family="paragraph" style:parent-style-name="Text_20_body">
      <style:text-properties fo:color="#000000" loext:opacity="100%" style:font-name="Times New Roman" fo:font-size="11pt" officeooo:paragraph-rsid="00042726" style:font-size-asian="11pt" style:font-size-complex="11pt"/>
    </style:style>
    <style:style style:name="P7" style:family="paragraph" style:parent-style-name="Text_20_body">
      <style:text-properties fo:color="#000000" loext:opacity="100%" style:font-name="Times New Roman" fo:font-size="11pt" officeooo:rsid="0005b538" officeooo:paragraph-rsid="0005b538" style:font-size-asian="11pt" style:font-size-complex="11pt"/>
    </style:style>
    <style:style style:name="P8" style:family="paragraph" style:parent-style-name="Text_20_body">
      <style:text-properties fo:color="#000000" loext:opacity="100%" style:font-name="Times New Roman" fo:font-size="11pt" officeooo:rsid="00061ae5" officeooo:paragraph-rsid="00061ae5" style:font-size-asian="11pt" style:font-size-complex="11pt"/>
    </style:style>
    <style:style style:name="P9" style:family="paragraph" style:parent-style-name="Text_20_body">
      <style:text-properties fo:color="#000000" loext:opacity="100%" style:font-name="Times New Roman" fo:font-size="11pt" officeooo:paragraph-rsid="0007c4de" style:font-size-asian="11pt" style:font-size-complex="11pt"/>
    </style:style>
    <style:style style:name="P10" style:family="paragraph" style:parent-style-name="Text_20_body">
      <style:text-properties fo:color="#000000" loext:opacity="100%" style:font-name="Times New Roman" fo:font-size="11pt" fo:font-weight="normal" style:font-size-asian="11pt" style:font-weight-asian="normal" style:font-size-complex="11pt" style:font-weight-complex="normal"/>
    </style:style>
    <style:style style:name="P11" style:family="paragraph" style:parent-style-name="Text_20_body">
      <style:text-properties fo:color="#000000" loext:opacity="100%" style:font-name="Times New Roman" fo:font-size="11pt" fo:font-weight="bold" style:font-size-asian="11pt" style:font-weight-asian="bold" style:font-size-complex="11pt" style:font-weight-complex="bold"/>
    </style:style>
    <style:style style:name="P12" style:family="paragraph" style:parent-style-name="Text_20_body">
      <style:text-properties fo:color="#000000" loext:opacity="100%" style:font-name="Times New Roman" fo:font-size="16pt" style:font-size-asian="16pt" style:font-size-complex="16pt"/>
    </style:style>
    <style:style style:name="P13" style:family="paragraph" style:parent-style-name="Text_20_body">
      <style:text-properties fo:color="#000000" loext:opacity="100%" style:font-name="Times New Roman" fo:font-size="16pt" fo:font-weight="bold" style:font-size-asian="16pt" style:font-weight-asian="bold" style:font-size-complex="16pt" style:font-weight-complex="bold"/>
    </style:style>
    <style:style style:name="P14" style:family="paragraph" style:parent-style-name="Text_20_body">
      <style:text-properties fo:color="#000000" loext:opacity="100%" style:font-name="Times New Roman" fo:font-size="18pt" fo:font-weight="bold" style:font-size-asian="18pt" style:font-weight-asian="bold" style:font-size-complex="18pt" style:font-weight-complex="bold"/>
    </style:style>
    <style:style style:name="P15" style:family="paragraph" style:parent-style-name="Text_20_body">
      <style:text-properties fo:font-size="11pt" style:font-size-asian="11pt" style:font-size-complex="11pt"/>
    </style:style>
    <style:style style:name="P16" style:family="paragraph" style:parent-style-name="Standard">
      <style:text-properties fo:color="#000000" loext:opacity="100%" style:font-name="Times New Roman"/>
    </style:style>
    <style:style style:name="P17" style:family="paragraph" style:parent-style-name="Standard">
      <style:text-properties fo:color="#000000" loext:opacity="100%" style:font-name="Times New Roman" fo:font-size="11pt" style:font-size-asian="11pt" style:font-size-complex="11pt"/>
    </style:style>
    <style:style style:name="P18" style:family="paragraph" style:parent-style-name="Standard">
      <style:text-properties fo:color="#000000" loext:opacity="100%" style:font-name="Times New Roman"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>
      <style:text-properties fo:color="#000000" loext:opacity="100%" style:font-name="Times New Roman" fo:font-size="16pt" fo:font-weight="bold" style:font-size-asian="16pt" style:font-weight-asian="bold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style:font-size-asian="14pt" style:font-size-complex="11pt"/>
    </style:style>
    <style:style style:name="P21" style:family="paragraph" style:parent-style-name="Table_20_Contents">
      <style:text-properties style:font-name="Times New Roman" fo:font-size="11pt" style:font-size-asian="11pt" style:font-size-complex="11pt"/>
    </style:style>
    <style:style style:name="P22" style:family="paragraph" style:parent-style-name="Table_20_Contents">
      <style:text-properties fo:font-size="11pt" style:font-size-asian="11pt" style:font-size-complex="11pt"/>
    </style:style>
    <style:style style:name="P23" style:family="paragraph" style:parent-style-name="Text_20_body">
      <style:paragraph-properties fo:margin-left="0.4898in" fo:margin-right="0in" fo:text-indent="0in" style:auto-text-indent="false">
        <style:tab-stops/>
      </style:paragraph-properties>
    </style:style>
    <style:style style:name="P24" style:family="paragraph" style:parent-style-name="Text_20_body">
      <style:paragraph-properties fo:margin-left="0in" fo:margin-right="0in" fo:text-indent="0.4925in" style:auto-text-indent="false"/>
    </style:style>
    <style:style style:name="P25" style:family="paragraph" style:parent-style-name="Text_20_body">
      <style:paragraph-properties fo:margin-left="0.9846in" fo:margin-right="0in" fo:text-indent="0.0047in" style:auto-text-indent="false">
        <style:tab-stops/>
      </style:paragraph-properties>
    </style:style>
    <style:style style:name="P26" style:family="paragraph" style:parent-style-name="Text_20_body">
      <style:paragraph-properties fo:margin-left="1.4772in" fo:margin-right="0in" fo:text-indent="0in" style:auto-text-indent="false">
        <style:tab-stops/>
      </style:paragraph-properties>
      <style:text-properties fo:color="#000000" loext:opacity="100%" style:font-name="Times New Roman"/>
    </style:style>
    <style:style style:name="P27" style:family="paragraph" style:parent-style-name="Text_20_body">
      <style:paragraph-properties fo:margin-left="0.4925in" fo:margin-right="0in" fo:text-indent="0.4925in" style:auto-text-indent="false">
        <style:tab-stops/>
      </style:paragraph-properties>
      <style:text-properties fo:color="#000000" loext:opacity="100%" style:font-name="Times New Roman"/>
    </style:style>
    <style:style style:name="P28" style:family="paragraph" style:parent-style-name="Text_20_body">
      <style:text-properties fo:color="#000000" loext:opacity="100%" style:font-name="Times New Roman" fo:font-size="11pt" fo:font-weight="normal" style:font-size-asian="11pt" style:font-weight-asian="normal" style:font-size-complex="11pt" style:font-weight-complex="normal"/>
    </style:style>
    <style:style style:name="P29" style:family="paragraph" style:parent-style-name="Text_20_body">
      <style:text-properties fo:color="#000000" loext:opacity="100%" style:font-name="Times New Roman" fo:font-size="11pt" officeooo:rsid="0005b538" officeooo:paragraph-rsid="0005b538" style:font-size-asian="11pt" style:font-size-complex="11pt"/>
    </style:style>
    <style:style style:name="P30" style:family="paragraph" style:parent-style-name="Text_20_body">
      <style:text-properties fo:color="#000000" loext:opacity="100%" style:font-name="Times New Roman" fo:font-size="11pt" officeooo:rsid="00061ae5" officeooo:paragraph-rsid="00061ae5" style:font-size-asian="11pt" style:font-size-complex="11pt"/>
    </style:style>
    <style:style style:name="P3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1" fo:font-size="11pt" fo:letter-spacing="normal" fo:language="hu" fo:country="HU" fo:font-style="normal" fo:font-weight="normal" officeooo:rsid="0027848d" officeooo:paragraph-rsid="000e8871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Heading_20_1">
      <style:text-properties fo:color="#000000" loext:opacity="100%" style:font-name="Times New Roman" fo:font-size="18pt" fo:font-weight="bold" style:font-size-asian="18pt" style:font-weight-asian="bold" style:font-size-complex="18pt" style:font-weight-complex="bold"/>
    </style:style>
    <style:style style:name="P33" style:family="paragraph" style:parent-style-name="Heading_20_2">
      <style:text-properties fo:color="#000000" loext:opacity="100%" style:font-name="Times New Roman" fo:font-size="16pt" fo:font-weight="bold" style:font-size-asian="16pt" style:font-weight-asian="bold" style:font-size-complex="16pt" style:font-weight-complex="bold"/>
    </style:style>
    <style:style style:name="P34" style:family="paragraph" style:parent-style-name="Heading_20_2">
      <style:text-properties fo:color="#000000" loext:opacity="100%" style:font-name="Times New Roman" fo:font-size="11pt" fo:font-weight="normal" style:font-size-asian="11pt" style:font-weight-asian="normal" style:font-size-complex="11pt" style:font-weight-complex="normal"/>
    </style:style>
    <style:style style:name="P35" style:family="paragraph" style:parent-style-name="Heading_20_2">
      <style:text-properties officeooo:paragraph-rsid="000e8871"/>
    </style:style>
    <style:style style:name="P36" style:family="paragraph" style:parent-style-name="Heading_20_3">
      <style:text-properties officeooo:paragraph-rsid="000e8871"/>
    </style:style>
    <style:style style:name="P37" style:family="paragraph" style:parent-style-name="Standard" style:master-page-name="MP0">
      <style:paragraph-properties style:page-number="auto" fo:break-before="page"/>
      <style:text-properties fo:color="#000000" loext:opacity="100%" style:font-name="Times New Roman" fo:font-size="11pt" style:font-size-asian="11pt" style:font-size-complex="11pt"/>
    </style:style>
    <style:style style:name="P38" style:family="paragraph" style:parent-style-name="Standard" style:list-style-name="L1">
      <style:paragraph-properties fo:orphans="2" fo:widows="2"/>
      <style:text-properties fo:font-variant="normal" fo:text-transform="none" fo:color="#000000" loext:opacity="100%" style:font-name="Times New Roman1" fo:font-size="11pt" fo:letter-spacing="normal" fo:language="hu" fo:country="HU" fo:font-style="normal" fo:font-weight="normal" officeooo:rsid="0037db78" officeooo:paragraph-rsid="000e8871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orphans="2" fo:widows="2"/>
      <style:text-properties fo:font-variant="normal" fo:text-transform="none" fo:color="#000000" loext:opacity="100%" style:font-name="Times New Roman1" fo:font-size="11pt" fo:letter-spacing="normal" fo:language="hu" fo:country="HU" fo:font-style="normal" fo:font-weight="normal" officeooo:rsid="0037db78" officeooo:paragraph-rsid="000e8871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orphans="2" fo:widows="2"/>
      <style:text-properties fo:font-variant="normal" fo:text-transform="none" fo:color="#000000" loext:opacity="100%" style:font-name="Times New Roman1" fo:font-size="11pt" fo:letter-spacing="normal" fo:language="hu" fo:country="HU" fo:font-style="normal" fo:font-weight="normal" officeooo:rsid="0043f175" officeooo:paragraph-rsid="000e8871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orphans="2" fo:widows="2"/>
      <style:text-properties fo:font-variant="normal" fo:text-transform="none" fo:color="#000000" loext:opacity="100%" style:font-name="Times New Roman1" fo:font-size="11pt" fo:letter-spacing="normal" fo:language="hu" fo:country="HU" fo:font-style="normal" fo:font-weight="normal" officeooo:rsid="00482ab3" officeooo:paragraph-rsid="000e8871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orphans="2" fo:widows="2"/>
      <style:text-properties fo:font-variant="normal" fo:text-transform="none" fo:color="#000000" loext:opacity="100%" style:font-name="Times New Roman1" fo:font-size="11pt" fo:letter-spacing="normal" fo:language="hu" fo:country="HU" fo:font-style="normal" fo:font-weight="normal" officeooo:rsid="0049f22a" officeooo:paragraph-rsid="000e8871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orphans="2" fo:widows="2"/>
      <style:text-properties fo:font-variant="normal" fo:text-transform="none" fo:color="#000000" loext:opacity="100%" style:font-name="Times New Roman1" fo:font-size="11pt" fo:letter-spacing="normal" fo:language="hu" fo:country="HU" fo:font-style="normal" fo:font-weight="normal" officeooo:rsid="004d2b74" officeooo:paragraph-rsid="000e8871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orphans="2" fo:widows="2"/>
      <style:text-properties fo:font-variant="normal" fo:text-transform="none" fo:color="#000000" loext:opacity="100%" style:font-name="Times New Roman1" fo:font-size="11pt" fo:letter-spacing="normal" fo:language="hu" fo:country="HU" fo:font-style="normal" fo:font-weight="normal" officeooo:rsid="004e4e63" officeooo:paragraph-rsid="000e8871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orphans="2" fo:widows="2"/>
      <style:text-properties fo:font-variant="normal" fo:text-transform="none" fo:color="#000000" loext:opacity="100%" style:font-name="Times New Roman1" fo:font-size="11pt" fo:letter-spacing="normal" fo:language="hu" fo:country="HU" fo:font-style="normal" fo:font-weight="normal" officeooo:rsid="00471add" officeooo:paragraph-rsid="000e8871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orphans="2" fo:widows="2"/>
      <style:text-properties fo:font-variant="normal" fo:text-transform="none" fo:color="#000000" loext:opacity="100%" style:font-name="Times New Roman1" fo:font-size="11pt" fo:letter-spacing="normal" fo:language="hu" fo:country="HU" fo:font-style="normal" fo:font-weight="bold" officeooo:rsid="0037ffbe" officeooo:paragraph-rsid="000e8871" style:font-size-asian="11pt" style:font-weight-asian="bold" style:font-size-complex="11pt" style:font-weight-complex="bold"/>
    </style:style>
    <style:style style:name="P47" style:family="paragraph" style:parent-style-name="Standard">
      <style:paragraph-properties fo:orphans="2" fo:widows="2"/>
      <style:text-properties fo:font-variant="normal" fo:text-transform="none" fo:color="#000000" loext:opacity="100%" style:font-name="Times New Roman1" fo:font-size="11pt" fo:letter-spacing="normal" fo:language="hu" fo:country="HU" fo:font-style="normal" fo:font-weight="bold" officeooo:rsid="0043f175" officeooo:paragraph-rsid="000e8871" style:font-size-asian="11pt" style:font-weight-asian="bold" style:font-size-complex="11pt" style:font-weight-complex="bold"/>
    </style:style>
    <style:style style:name="P48" style:family="paragraph" style:parent-style-name="Standard">
      <style:paragraph-properties fo:orphans="2" fo:widows="2"/>
      <style:text-properties fo:font-variant="normal" fo:text-transform="none" fo:color="#000000" loext:opacity="100%" style:font-name="Times New Roman1" fo:font-size="11pt" fo:letter-spacing="normal" fo:language="hu" fo:country="HU" fo:font-style="normal" fo:font-weight="bold" officeooo:rsid="0037db78" officeooo:paragraph-rsid="000e8871" style:font-size-asian="11pt" style:font-weight-asian="bold" style:font-size-complex="11pt" style:font-weight-complex="bold"/>
    </style:style>
    <style:style style:name="P49" style:family="paragraph" style:parent-style-name="Standard">
      <style:text-properties fo:language="hu" fo:country="HU" officeooo:paragraph-rsid="000e8871"/>
    </style:style>
    <style:style style:name="P5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1" fo:font-size="11pt" fo:letter-spacing="normal" fo:language="hu" fo:country="HU" fo:font-style="normal" fo:font-weight="normal" officeooo:paragraph-rsid="000e887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1" fo:font-size="11pt" fo:letter-spacing="normal" fo:language="hu" fo:country="HU" fo:font-style="normal" fo:font-weight="normal" officeooo:rsid="002f604d" officeooo:paragraph-rsid="000e8871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1" fo:font-size="11pt" fo:letter-spacing="normal" fo:language="hu" fo:country="HU" fo:font-style="normal" fo:font-weight="normal" officeooo:paragraph-rsid="000e8871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1" fo:font-size="11pt" fo:letter-spacing="normal" fo:language="hu" fo:country="HU" fo:font-style="normal" fo:font-weight="normal" officeooo:rsid="0034a224" officeooo:paragraph-rsid="000e8871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1" fo:font-size="11pt" fo:letter-spacing="normal" fo:language="hu" fo:country="HU" fo:font-style="normal" fo:font-weight="normal" officeooo:rsid="001f0802" officeooo:paragraph-rsid="000e8871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1" fo:font-size="11pt" fo:letter-spacing="normal" fo:language="hu" fo:country="HU" fo:font-style="normal" fo:font-weight="normal" officeooo:rsid="0037150a" officeooo:paragraph-rsid="000e8871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1" fo:font-size="11pt" fo:letter-spacing="normal" fo:language="hu" fo:country="HU" fo:font-style="normal" fo:font-weight="normal" officeooo:rsid="00510e12" officeooo:paragraph-rsid="000e8871" style:font-size-asian="11pt" style:font-style-asian="italic" style:font-weight-asian="normal" style:font-size-complex="11pt" style:font-style-complex="italic" style:font-weight-complex="normal"/>
    </style:style>
    <style:style style:name="P5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1" fo:font-size="11pt" fo:letter-spacing="normal" fo:language="hu" fo:country="HU" fo:font-style="italic" fo:font-weight="normal" officeooo:rsid="0027848d" officeooo:paragraph-rsid="000e8871" style:font-size-asian="11pt" style:font-style-asian="italic" style:font-weight-asian="normal" style:font-size-complex="11pt" style:font-style-complex="italic" style:font-weight-complex="normal"/>
    </style:style>
    <style:style style:name="P58" style:family="paragraph" style:parent-style-name="Standard">
      <style:paragraph-properties fo:orphans="2" fo:widows="2" style:writing-mode="lr-tb"/>
      <style:text-properties fo:font-variant="normal" fo:text-transform="none" fo:color="#000000" loext:opacity="100%" style:font-name="Times New Roman1" fo:font-size="11pt" fo:letter-spacing="normal" fo:language="hu" fo:country="HU" fo:font-style="normal" fo:font-weight="bold" officeooo:rsid="0037db78" officeooo:paragraph-rsid="000e8871" style:font-size-asian="11pt" style:font-weight-asian="bold" style:font-size-complex="11pt" style:font-weight-complex="bold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ize="11pt" style:font-size-asian="11pt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41a455" style:font-weight-asian="normal" style:font-weight-complex="normal"/>
    </style:style>
    <style:style style:name="T6" style:family="text">
      <style:text-properties fo:font-weight="normal" officeooo:rsid="0043f175" style:font-weight-asian="normal" style:font-weight-complex="normal"/>
    </style:style>
    <style:style style:name="T7" style:family="text">
      <style:text-properties fo:font-weight="normal" officeooo:rsid="0044e5fb" style:font-weight-asian="normal" style:font-weight-complex="normal"/>
    </style:style>
    <style:style style:name="T8" style:family="text">
      <style:text-properties fo:font-weight="normal" officeooo:rsid="004586f5" style:font-weight-asian="normal" style:font-weight-complex="normal"/>
    </style:style>
    <style:style style:name="T9" style:family="text">
      <style:text-properties fo:font-weight="normal" officeooo:rsid="00471add" style:font-weight-asian="normal" style:font-weight-complex="normal"/>
    </style:style>
    <style:style style:name="T10" style:family="text">
      <style:text-properties fo:font-weight="normal" officeooo:rsid="0053c492" style:font-weight-asian="normal" style:font-weight-complex="normal"/>
    </style:style>
    <style:style style:name="T11" style:family="text">
      <style:text-properties fo:font-weight="normal" officeooo:rsid="00482ab3" style:font-weight-asian="normal" style:font-weight-complex="normal"/>
    </style:style>
    <style:style style:name="T12" style:family="text">
      <style:text-properties fo:font-weight="normal" officeooo:rsid="00525ca2" style:font-weight-asian="normal" style:font-weight-complex="normal"/>
    </style:style>
    <style:style style:name="T13" style:family="text">
      <style:text-properties fo:font-weight="normal" officeooo:rsid="0055413a" style:font-weight-asian="normal" style:font-weight-complex="normal"/>
    </style:style>
    <style:style style:name="T14" style:family="text">
      <style:text-properties fo:font-weight="normal" officeooo:rsid="0049f22a" style:font-weight-asian="normal" style:font-weight-complex="normal"/>
    </style:style>
    <style:style style:name="T15" style:family="text">
      <style:text-properties fo:font-weight="normal" officeooo:rsid="0056d919" style:font-weight-asian="normal" style:font-weight-complex="normal"/>
    </style:style>
    <style:style style:name="T16" style:family="text">
      <style:text-properties fo:font-weight="normal" officeooo:rsid="004be4cc" style:font-weight-asian="normal" style:font-weight-complex="normal"/>
    </style:style>
    <style:style style:name="T17" style:family="text">
      <style:text-properties fo:font-weight="normal" officeooo:rsid="004d2b74" style:font-weight-asian="normal" style:font-weight-complex="normal"/>
    </style:style>
    <style:style style:name="T18" style:family="text">
      <style:text-properties fo:font-weight="normal" officeooo:rsid="004e4e63" style:font-weight-asian="normal" style:font-weight-complex="normal"/>
    </style:style>
    <style:style style:name="T19" style:family="text">
      <style:text-properties fo:font-weight="normal" officeooo:rsid="004f04ef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variant="normal" fo:text-transform="none" fo:color="#555555" loext:opacity="100%" style:font-name="Times New Roman" fo:font-size="10.5pt" fo:letter-spacing="normal" fo:font-style="normal" fo:font-weight="normal" style:font-size-asian="11pt" style:font-weight-asian="normal" style:font-size-complex="11pt" style:font-weight-complex="normal"/>
    </style:style>
    <style:style style:name="T22" style:family="text">
      <style:text-properties style:font-size-asian="11pt" style:font-size-complex="11pt"/>
    </style:style>
    <style:style style:name="T23" style:family="text">
      <style:text-properties officeooo:rsid="00061ae5" style:font-size-asian="11pt" style:font-size-complex="11pt"/>
    </style:style>
    <style:style style:name="T24" style:family="text">
      <style:text-properties officeooo:rsid="00061ae5"/>
    </style:style>
    <style:style style:name="T25" style:family="text">
      <style:text-properties officeooo:rsid="0007c4de"/>
    </style:style>
    <style:style style:name="T26" style:family="text">
      <style:text-properties officeooo:rsid="000a85c3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officeooo:rsid="00525ca2"/>
    </style:style>
    <style:style style:name="T30" style:family="text">
      <style:text-properties officeooo:rsid="002f3b3c"/>
    </style:style>
    <style:style style:name="T31" style:family="text">
      <style:text-properties officeooo:rsid="002f604d"/>
    </style:style>
    <style:style style:name="T32" style:family="text">
      <style:text-properties style:font-name="Nimbus Roman" fo:font-size="11pt" style:font-size-asian="11pt" style:font-size-complex="11pt"/>
    </style:style>
    <style:style style:name="T33" style:family="text">
      <style:text-properties style:font-name="Nimbus Roman" fo:font-size="11pt" officeooo:rsid="00315bcc" style:font-size-asian="11pt" style:font-size-complex="11pt"/>
    </style:style>
    <style:style style:name="T34" style:family="text">
      <style:text-properties style:font-name="Nimbus Roman" fo:font-size="11pt" officeooo:rsid="0032f6d6" style:font-size-asian="11pt" style:font-size-complex="11pt"/>
    </style:style>
    <style:style style:name="T35" style:family="text">
      <style:text-properties officeooo:rsid="0037ffbe"/>
    </style:style>
    <style:style style:name="T36" style:family="text">
      <style:text-properties officeooo:rsid="0037db78"/>
    </style:style>
    <style:style style:name="T37" style:family="text">
      <style:text-properties officeooo:rsid="0043f175"/>
    </style:style>
    <style:style style:name="T38" style:family="text">
      <style:text-properties officeooo:rsid="0049f22a"/>
    </style:style>
    <style:style style:name="T39" style:family="text">
      <style:text-properties officeooo:rsid="004be4cc"/>
    </style:style>
    <style:style style:name="T40" style:family="text">
      <style:text-properties officeooo:rsid="004e428a"/>
    </style:style>
    <style:style style:name="T41" style:family="text">
      <style:text-properties officeooo:rsid="004e4e63"/>
    </style:style>
    <style:style style:name="T42" style:family="text">
      <style:text-properties officeooo:rsid="004f04ef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P1">Tartalomjegyzék</text:p>
      <text:section text:style-name="Sect1" text:name="Sect1">
        <text:p text:style-name="P15">1. Bevezetés</text:p>
        <text:p text:style-name="P15">2. Az alkalmazás helye</text:p>
        <text:p text:style-name="P15"><text:tab/>2.1 Üzleti lehetőségek</text:p>
        <text:p text:style-name="P15"><text:tab/>2.2 A probléma megfogalmazása</text:p>
        <text:p text:style-name="P15"><text:tab/>2.3 Az elkészült termék helye</text:p>
        <text:p text:style-name="P15">3. Érintettek és felhasználók</text:p>
        <text:p text:style-name="P15"><text:tab/>3.1. Az érintettek összefoglalása</text:p>
        <text:p text:style-name="P15"><text:tab/>3.2. A felhasználók összefoglalása</text:p>
        <text:p text:style-name="P15"><text:tab/>3.3 Felhasználói környezet</text:p>
        <text:p text:style-name="P15"><text:tab/>3.4. Illetékesek adatai</text:p>
        <text:p text:style-name="P15"><text:tab/>3.5. Felhasználók adatai</text:p>
        <text:p text:style-name="P15">4. A végtermék áttekintése</text:p>
        <text:p text:style-name="P15"><text:tab/>4.1 A termék kapcsolatai</text:p>
        <text:p text:style-name="P15"><text:tab/>4.2. A termék használatának előnyei</text:p>
        <text:p text:style-name="P15"><text:tab/>4.3. Feltételezések és függőségek</text:p>
        <text:p text:style-name="P15"><text:tab/>4.4 Költségbecslés</text:p>
        <text:p text:style-name="P15"><text:tab/>4.5. Installáció</text:p>
        <text:p text:style-name="P15">5. A végtermék jellemzői, biztosított szolgáltatások</text:p>
        <text:p text:style-name="P15">6. Korlátozások</text:p>
        <text:p text:style-name="P15">7. Minőségi elvárások</text:p>
        <text:p text:style-name="P15">8. Dokumentációkkal kapcsolatos követelmények</text:p>
        <text:p text:style-name="P15">9. Kockázat lista</text:p>
        <text:p text:style-name="P15">10. Szótár</text:p>
      </text:section>
      <text:section text:style-name="Sect1" text:name="Sect2">
        <text:p text:style-name="P15"><text:line-break/>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h text:style-name="P35" text:outline-level="2"><text:soft-page-break/>1. Bevezetés</text:h>
        <text:p text:style-name="P50"/>
        <text:p text:style-name="P51">Szoftverünk neve: Ubimon</text:p>
        <text:p text:style-name="P52"><text:span text:style-name="T30">Csapatunk</text:span> egy<text:span text:style-name="T30"> kétdimenziós</text:span> RPG <text:span text:style-name="T30">játékon dolgozik</text:span>, amel<text:span text:style-name="T30">y néhány egyedi, </text:span><text:span text:style-name="T31">és rendkívüli változtatások mellett nagy hangsúlyt fektett a környezetvédelem fontosságára.</text:span></text:p>
        <text:p text:style-name="P52"/>
        <text:h text:style-name="P35" text:outline-level="2">2. Az alkalmazás helye</text:h>
        <text:p text:style-name="P52"/>
        <text:p text:style-name="P49"><text:span text:style-name="T32">Az alkalmazás - elkészítése után - egy egyszerű, kis méretű </text:span><text:span text:style-name="T33">RPG</text:span><text:span text:style-name="T32"> játékszoftver lesz, amely </text:span><text:span text:style-name="T33">először a Steam platformról lesz elérhető </text:span><text:span text:style-name="T34">digitálisan, de tervben van egy fizikális, limitált kiadás is, mely tartalmazna kiegészítőket (kézikönyv, poszter, térkép stb.)</text:span><text:span text:style-name="T32">. A játék bármely korosztály számára ajánlott, ha valaki szeretne egy ki</text:span><text:span text:style-name="T34">csit szórakozni, és mellesleg elgondolkodni a főtémával kapcsolatosan.</text:span></text:p>
        <text:p text:style-name="P52"/>
        <text:h text:style-name="P36" text:outline-level="3">2.1 Üzleti lehetőségek</text:h>
        <text:p text:style-name="P52"/>
        <text:p text:style-name="P53">Ez a szoftver a szórakoztatóipart veszi célba. <text:span text:style-name="T35">Egy fix áron </text:span>Emellett számítunk arra, hogy a megfelelő balansz és stratégiák kialakítása véget, ez a játék eSport szintű bajnokságokba is bekerü<text:span text:style-name="T36">lhet</text:span>.</text:p>
        <text:p text:style-name="P52"/>
        <text:h text:style-name="P36" text:outline-level="3">2.2 A probléma megfogalmazása</text:h>
        <text:p text:style-name="P54"/>
        <text:p text:style-name="P54">Úgy véljük kevés fiatal ismeri miért is fontos a környezetvédelem, ezt a problémát szeretnénk azzal megoldani, hogy egy izgalmas és szerethető játék keretében megismertessük velük a mindennapi életében felmerülő lehetőségeket amikkel a felhasználó is hozzátehet a világunk megőrzéséhez.</text:p>
        <text:p text:style-name="P54"/>
        <text:p text:style-name="P55">Egy játékszoftveren belül – ha a verziókezelést figyelembe vesszük – igen nagy hangsúlyt kell fektetni a cél minél sokoldalúbb teljesítéséhez. Ehhez azonban érdemes a legalapabb problémákat megoldani, ahhoz hogy tovább tudjuk finomhangolni az univerzációt. Egy RPG-ben ezek a következők:</text:p>
        <text:p text:style-name="P55"/>
        <text:list xml:id="list2112565387" text:style-name="L1">
          <text:list-item>
            <text:p text:style-name="P38">Csalás nélküli végigjátszhatóság megoldása</text:p>
          </text:list-item>
          <text:list-item>
            <text:p text:style-name="P38">Megfelelő interfész kialakítása</text:p>
          </text:list-item>
          <text:list-item>
            <text:p text:style-name="P38">A játéktér beláthatósága</text:p>
          </text:list-item>
          <text:list-item>
            <text:p text:style-name="P38">Megfelelő AI biztosítása</text:p>
          </text:list-item>
          <text:list-item>
            <text:p text:style-name="P38">Változatos tér, és a szörnyek megfelelő elhelyezkedése</text:p>
          </text:list-item>
          <text:list-item>
            <text:p text:style-name="P38">Időzítések szinkronizálása, arányok bemérése</text:p>
          </text:list-item>
          <text:list-item>
            <text:p text:style-name="P38">A játékos cselekedeteinek végleges, vagy ideiglenes következménye legyen</text:p>
          </text:list-item>
        </text:list>
        <text:p text:style-name="P39"/>
        <text:p text:style-name="P46">Csalás nélküli végigjászhatóság megoldása:</text:p>
        <text:p text:style-name="P46"><text:span text:style-name="T4"><text:tab/>Talán a legegyértelműbb </text:span><text:span text:style-name="T5">probléma mindközül, </text:span><text:span text:style-name="T6">mégis csak fontos számunkra ez a pont, főleg egy RPG-nél, ahol sokkal több lehetőség adott a játékos számára. </text:span></text:p>
        <text:p text:style-name="P40"/>
        <text:p text:style-name="P46"><text:span text:style-name="T37">Megfelelő interfész kialakítása</text:span>:</text:p>
        <text:p text:style-name="P46"><text:tab/><text:span text:style-name="T7">A műfajnak megfelelően a játék alatt két magasabb szintű interfész</text:span><text:span text:style-name="T8">t tervezünk. Egy a </text:span><text:span text:style-name="T9">harcrendszernek szánt felület (mely biztosítja a szörnyek harcba küldését, </text:span><text:span text:style-name="T10">azok </text:span><text:span text:style-name="T9">fejlődést, </text:span><text:span text:style-name="T10">és az</text:span><text:span text:style-name="T9"> ellenfele</text:span><text:span text:style-name="T10">in</text:span><text:span text:style-name="T9">k legyőzését), </text:span><text:span text:style-name="T10">emellett </text:span><text:span text:style-name="T9">egy felülnézetes open-world képet kell biztosítanunk, </text:span><text:span text:style-name="T10">hogy</text:span><text:span text:style-name="T9"> a játékos saját maga dönthe</text:span><text:span text:style-name="T10">ssen</text:span><text:span text:style-name="T9"> az útvonalterv</text:span><text:span text:style-name="T10">éről</text:span><text:span text:style-name="T9">.</text:span></text:p>
        <text:p text:style-name="P40"/>
        <text:p text:style-name="P40"/>
        <text:p text:style-name="P47"/>
        <text:p text:style-name="P47"/>
        <text:p text:style-name="P58"><text:soft-page-break/>A játéktér beláthatósága:</text:p>
        <text:p text:style-name="P46"><text:tab/><text:span text:style-name="T11">A kétdimenziós felülnézeti interfész alatt játszik inkább ez az elem nagy szerepet, ahol fontos hogy el tudjunk navigálni a célunking. Rend</text:span><text:span text:style-name="T12">e</text:span><text:span text:style-name="T11">s pályaszerkesztés, megfelelő színpaletta/színvilág, és más grafikai elemek szükséges ennek </text:span><text:span text:style-name="T13">megalkotására</text:span><text:span text:style-name="T11">, majd ezeket balanszolni kell. </text:span></text:p>
        <text:p text:style-name="P41"/>
        <text:p text:style-name="P47"><text:span text:style-name="T38">Megfelelő AI biztosítása</text:span><text:span text:style-name="T36">:</text:span></text:p>
        <text:p text:style-name="P46"><text:span text:style-name="T11"><text:tab/></text:span><text:span text:style-name="T14">A fokozatos nehézségi szint megvalósítása </text:span><text:span text:style-name="T15">a</text:span><text:span text:style-name="T14"> </text:span><text:span text:style-name="T15">progresszió alatt, </text:span><text:span text:style-name="T14">már egy alapkövetelmény szinte minden videójátéknál, így gondoskodnunk kell arra, hogy a játékos a történet haladtával, már sokkal kihívóbb, de legyőzhető ellenfelek ellen mérje össze tudását.</text:span></text:p>
        <text:p text:style-name="P42"/>
        <text:p text:style-name="P47"><text:span text:style-name="T39">Változatos tér, és a szörnyek megfelelő elhelyezkedése</text:span><text:span text:style-name="T36">:</text:span></text:p>
        <text:p text:style-name="P46"><text:span text:style-name="T11"><text:tab/></text:span><text:span text:style-name="T16">Mivel a szörnyek egyediségét nem csak személyiségük, hanem különböző </text:span><text:span text:style-name="T17">saját típus</text:span><text:span text:style-name="T15">u</text:span><text:span text:style-name="T17">k is meghatározza, <text:s/>így érdemes ezeknek az élőlényeknek a hozzájuk illő környezetet megalkotni, és ezekre a helyekre elhelyezni őket.</text:span></text:p>
        <text:p text:style-name="P43"/>
        <text:p text:style-name="P47"><text:span text:style-name="T40">Időzítések szinkronízálása, </text:span><text:span text:style-name="T41">arányok bemérése</text:span><text:span text:style-name="T36">:</text:span></text:p>
        <text:p text:style-name="P46"><text:span text:style-name="T11"><text:tab/></text:span><text:span text:style-name="T18">A nehézségnek megfelelően fontos bemérni az arányokat, és a fejlődési időtartalmakat össze kell hangolni.</text:span></text:p>
        <text:p text:style-name="P44"/>
        <text:p text:style-name="P48">A játékos cselekedeteinek végleges, vagy ideiglenes következménye legyen:</text:p>
        <text:p text:style-name="P46"><text:span text:style-name="T11"><text:tab/></text:span><text:span text:style-name="T19">Nagy hangsúlyt szeretnénk fektetni a játékos egyedi döntéseire/cselkedeteire. Olyan a haladást befolyásoló elemekre gondolunk, mint NPC közötti viszonyfejlesztés, opcionális missziók elválalása, és azok elvégzése, a játékos szörnyeinek törődése (harcképesítése, tanítása, etetése, mosdatása stb.), és persze a környezet éppségének fenntartása. Mind ezen pontok odafigyelése, csak pozítiv hatással jár, de ugyanakkor ezek elhanyagolása csak még nehezebbé teszi a kalandot.</text:span></text:p>
        <text:p text:style-name="P45"/>
        <text:p text:style-name="P45"/>
        <text:h text:style-name="P36" text:outline-level="3">2.3 Az elkészült termék helye</text:h>
        <text:p text:style-name="P56"><text:span text:style-name="T42">A </text:span>szoftver futtatható változata elsősorban digitális formában lesz elérhető, de lassan és biztosan egy fizikai limitált kiadást és biztosítunk. A szórakoztatóiparon belül korhatáros besorolás alatt nincsen minimum kor meghatározva, így a játék bárki számára igénybe vehető és alkalmazható.</text:p>
        <text:p text:style-name="P57"/>
        <text:p text:style-name="P31"><text:span text:style-name="T29">Egyes alternatíváktól annyiban eltér, hogy a szoftver egy egyszerű történet elmesélése mellett, sok egyéb elgondolkodtató, az életben is alkalmazható kérdést tesz fel</text:span>. Egyedi térképpel és <text:span text:style-name="T29">kis szörnyekkel</text:span> rendelkezik <text:span text:style-name="T29">a játék, amely a terv egyik főpillére</text:span>. Nem <text:span text:style-name="T29">konzol exklúziv játékot szeretnék fejleszteni, hisz nyitottak vagyunk sok más platformra is, és ez még az eladások számát is megnöveli.</text:span></text:p>
        <text:h text:style-name="P32" text:outline-level="1">3. Érintettek és felhasználók</text:h>
        <text:p text:style-name="P10"><text:tab/>A projekt fejlesztését KoviUbiSoft végzi. A megrendelő és konzulens Sátán Ádám. </text:p>
        <text:p text:style-name="P12"><text:span text:style-name="T27">3.1. Az érintettek összefoglalása</text:span><text:tab/></text:p>
        <table:table table:name="érintettek" table:style-name="érintettek">
          <table:table-column table:style-name="érintettek.A"/>
          <table:table-column table:style-name="érintettek.B"/>
          <table:table-column table:style-name="érintettek.C"/>
          <table:table-row table:style-name="TableLine94288130653520">
            <table:table-cell table:style-name="érintettek.A1" office:value-type="string">
              <text:p text:style-name="P22">Elnevezés</text:p>
            </table:table-cell>
            <table:table-cell table:style-name="érintettek.A1" office:value-type="string">
              <text:p text:style-name="P22">Leírás</text:p>
            </table:table-cell>
            <table:table-cell table:style-name="érintettek.C1" office:value-type="string">
              <text:p text:style-name="P22">Szerep</text:p>
            </table:table-cell>
          </table:table-row>
          <table:table-row table:style-name="érintettek.2">
            <table:table-cell table:style-name="érintettek.A2" office:value-type="string">
              <text:p text:style-name="P22">Megrendelő</text:p>
            </table:table-cell>
            <table:table-cell table:style-name="érintettek.A2" office:value-type="string">
              <text:p text:style-name="P22">Az alkalmazás elkészítését igényli</text:p>
            </table:table-cell>
            <table:table-cell table:style-name="érintettek.C2" office:value-type="string">
              <text:p text:style-name="P22">finanszírozza az alkalmazás fejlesztésének és fenntartásának költségeit<text:line-break/></text:p>
            </table:table-cell>
          </table:table-row>
          <table:table-row table:style-name="TableLine94288130734176">
            <table:table-cell table:style-name="érintettek.A2" office:value-type="string">
              <text:p text:style-name="P22">Fejlesztők</text:p>
            </table:table-cell>
            <table:table-cell table:style-name="érintettek.A2" office:value-type="string">
              <text:p text:style-name="P22">A játék elkészítéséért, illetve további fejlesztéséért felelősek</text:p>
            </table:table-cell>
            <table:table-cell table:style-name="érintettek.C2" office:value-type="string">
              <text:p text:style-name="P22">Elkészítik majd fejlesztik és karbantartják a játékot</text:p>
            </table:table-cell>
          </table:table-row>
        </table:table>
        <text:h text:style-name="P34" text:outline-level="2"><text:soft-page-break/>3.2. A felhasználók összefoglalása<text:line-break/></text:h>
        <table:table table:name="Táblázat2" table:style-name="Táblázat2">
          <table:table-column table:style-name="Táblázat2.A"/>
          <table:table-column table:style-name="Táblázat2.B"/>
          <table:table-column table:style-name="Táblázat2.C"/>
          <table:table-row table:style-name="TableLine94288130755584">
            <table:table-cell table:style-name="Táblázat2.A1" office:value-type="string">
              <text:p text:style-name="P22">Elnevezés</text:p>
            </table:table-cell>
            <table:table-cell table:style-name="Táblázat2.A1" office:value-type="string">
              <text:p text:style-name="P22">Leírás</text:p>
            </table:table-cell>
            <table:table-cell table:style-name="Táblázat2.C1" office:value-type="string">
              <text:p text:style-name="P22">Illetékes</text:p>
            </table:table-cell>
          </table:table-row>
          <table:table-row table:style-name="TableLine94288130830880">
            <table:table-cell table:style-name="Táblázat2.A2" office:value-type="string">
              <text:p text:style-name="P22">Potenciális Felhasználó</text:p>
            </table:table-cell>
            <table:table-cell table:style-name="Táblázat2.A2" office:value-type="string">
              <text:p text:style-name="P22">Próbaverziót használja </text:p>
            </table:table-cell>
            <table:table-cell table:style-name="Táblázat2.C2" office:value-type="string">
              <text:p text:style-name="P22">-</text:p>
            </table:table-cell>
          </table:table-row>
          <table:table-row table:style-name="TableLine94288130833264">
            <table:table-cell table:style-name="Táblázat2.A2" office:value-type="string">
              <text:p text:style-name="P22">Felhasználó</text:p>
            </table:table-cell>
            <table:table-cell table:style-name="Táblázat2.A2" office:value-type="string">
              <text:p text:style-name="P22">Megveszi a teljes játékot</text:p>
            </table:table-cell>
            <table:table-cell table:style-name="Táblázat2.C2" office:value-type="string">
              <text:p text:style-name="P22">felhasználó</text:p>
            </table:table-cell>
          </table:table-row>
          <table:table-row table:style-name="TableLine94288130834080">
            <table:table-cell table:style-name="Táblázat2.A2" office:value-type="string">
              <text:p text:style-name="P22">Admin</text:p>
            </table:table-cell>
            <table:table-cell table:style-name="Táblázat2.A2" office:value-type="string">
              <text:p text:style-name="P22">Felügyeli a csalás mentes játékmenetet többjátékos mód esetén</text:p>
            </table:table-cell>
            <table:table-cell table:style-name="Táblázat2.C2" office:value-type="string">
              <text:p text:style-name="P22">admin</text:p>
            </table:table-cell>
          </table:table-row>
        </table:table>
        <text:h text:style-name="P33" text:outline-level="2">3.3 Felhasználói környezet</text:h>
        <text:p text:style-name="P4">Milyen platformon fog futni az átadott alkalmazás, és várhatóan változni fog-e?</text:p>
        <text:p text:style-name="P5">PC</text:p>
        <text:p text:style-name="P4">Hány felhasználó fogja használni egy időben átlagosan, és hány felhasználó várható maximálisan?</text:p>
        <text:p text:style-name="P5">Lehet egyjátékos és többjátékos mód (max x játékossal)</text:p>
        <text:p text:style-name="P4">Mennyi ideig fogja használni a rendszert egy felhasználó, és ez mennyire változó?</text:p>
        <text:p text:style-name="P5">A játék x óra hosszú, A felhasználó tetszőleges ideig használhatja.</text:p>
        <text:h text:style-name="P34" text:outline-level="2"><text:span text:style-name="T28">3.4. Illetékesek adatai</text:span><text:line-break/><text:tab/>A fejlesztői csapat:</text:h>
        <text:p text:style-name="P15"><text:tab/><text:tab/>KoviUbiSoft<text:line-break/><text:tab/><text:tab/><text:line-break/><text:tab/><text:tab/>Tóth József<text:tab/><text:tab/><text:tab/>tothjozsef225@gmail.com</text:p>
        <text:p text:style-name="P15"><text:tab/><text:tab/>Simonyák János<text:tab/><text:tab/><text:a xlink:type="simple" xlink:href="mailto:s_janos@outlook.com" text:style-name="Internet_20_link" text:visited-style-name="Visited_20_Internet_20_Link">s_janos@outlook.com</text:a></text:p>
        <text:p text:style-name="P15"><text:tab/><text:tab/>Nagy Róber<text:tab/><text:tab/><text:tab/>rob.iskola1@gmail.com</text:p>
        <text:p text:style-name="P15"><text:tab/><text:tab/>Bartók-Balogh Gábor<text:tab/><text:tab/>demiteto.bartok@gmail.com</text:p>
        <text:p text:style-name="P10"><text:tab/><text:tab/>Hegedüs Gábor<text:tab/><text:tab/><text:tab/>hegedus.gabor91@gmail.com</text:p>
        <text:h text:style-name="P34" text:outline-level="2"><text:span text:style-name="T28">3.5. Felhasználók adatai</text:span><text:line-break/><text:tab/>A szoftvert bárki használhatja, kortól és nemtől függetlenül.</text:h>
        <text:p text:style-name="P10"><text:tab/>A szoftver megrendelője és a fejlesztő csapat konzulense Sátán Ádám</text:p>
        <text:p text:style-name="P14">4. A végtermék áttekintése </text:p>
        <text:p text:style-name="P13">4.1 A termék kapcsolatai</text:p>
        <text:p text:style-name="P5"><text:s/>Játékon belüli komponensek:</text:p>
        <text:p text:style-name="P5">- <text:span text:style-name="T20">Menü</text:span>: <text:s/>Egyszerű menü rendszer, amelyben a játékos új játékot kezdhet, folytathatja a meglévő save file-t, elérheti a beállításokat és kiléphet a játékból.</text:p>
        <text:p text:style-name="P5"/>
        <text:p text:style-name="P5">- <text:span text:style-name="T20">Karakter kreáló</text:span>: A karakter kreáló komponens felelős a játék elején azért, hogy a játékos személyre szabja a karakterét. A játékos megadhatja a karaktere nevét, választhat nemet, továbbá kiválaszthatja a karaktere külsejét. <text:soft-page-break/>A játékos választhat haj és felső sprite-ok közül, továbbá a bőr, haj, felső. nadrág RGB színeit kiválaszthatja és egyéb kiegészítő díszítők is választhat.</text:p>
        <text:p text:style-name="P5"/>
        <text:p text:style-name="P5">-<text:span text:style-name="T20">Ubimon rendszer</text:span>: Az Ubimon rendszer feladata az Ubimon objektumok tárolása és menedzselése. Minden Ubimon objektum tartalmaz attribútumokat mint például: Típus, név, gazda, HP, Attack damage, defense, Special attack damage, Special defense, speed és összesítő érték. Az Ubimon rendszer a játékban található összes Ubimon értékeit eltárolja egy adatbázisban. Többjátékos módban a játékosok Ubimonjainak értékeit is tárolja.</text:p>
        <text:p text:style-name="P5"/>
        <text:p text:style-name="P5">-<text:span text:style-name="T20">Clock rendszer</text:span>: A játékban lehetőség van egy óra beállítására. Az óra valós időben működik, befolyásolja az Ubimonok evulúcióját és az in-game eventeket is.</text:p>
        <text:p text:style-name="P5"/>
        <text:p text:style-name="P5">-<text:span text:style-name="T20">NPC rendszer</text:span>: Az NPC rendszer kezeli az NPC objektumokat, amelyek névvel és dialógokkal rendelkeznek. Az NPC-k hez tartozhatnak In-game eventek is. Az NPC-k meghatározott tile-okon véletlenszerűen vagy előre scriptelt módon haladnak, a játékbeli idő alapján spawn-olnak illetve despawn-olnak. In-game event hatására beszélgetést kezdeményezhetnek a játékossal, illetve a játékos interakció hatására bármikor beszélhet az NPC-khez.</text:p>
        <text:p text:style-name="P5"/>
        <text:p text:style-name="P5">-<text:span text:style-name="T20">Harcrendszer </text:span>: A harcrendszerben a játékos kiválaszt egy vagy két Ubimont a harc módja alapján. A rendszer alapvető feladata az Ubimon statjai alapján és a játékos által választott opció alapján kiszámolja és eltárolja az értékeket. A harc közben a játékosnak 4 lehetősége van: Támadás, Itemek használata, Ubimon váltás és harc elhagyása.</text:p>
        <text:p text:style-name="P5"><text:tab/>A harcrendszer része a UI is, amelyben a játékos Ubimonjai a bal oldalon, az ellenséges Ubimonok a jobb oldalon találhatóak. A UI-ban látszanak a Ubimonok Neve, szintje, hp-ja, exp-je. A rendszer turn based, a turn végén a történések dialóg box-ban jelennek meg.</text:p>
        <text:p text:style-name="P5"/>
        <text:p text:style-name="P5">-<text:span text:style-name="T20">Fejlődés rendszer (szint rendszer</text:span>): Minden Ubimon rendelkezik exp értékkel, amelyet Ubimon harc győzelmekkel lehet növelni. Meghatározott exp elérésekor az Ubimon szintet lép. A fejlődés rendszer az Ubimonok szintjét tárolja el egy adatbázisban, továbbá a játékos Ubimonjainak szintjei alapján és a co-op játékosok száma alapján az ellenséges Ubimonok stat-jait kiszámolja.</text:p>
        <text:p text:style-name="P5"/>
        <text:p text:style-name="P5">-<text:span text:style-name="T20">Többjátékos mód</text:span>: Az alap játékot Local Co-op módban maximum 4 ember játszhatja, továbbá lehet online max 32 emberrel.</text:p>
        <text:p text:style-name="P5"/>
        <text:p text:style-name="P5">-<text:span text:style-name="T20">Pálya Térkép</text:span>: A pályarendszer feladata kirajzolni a tile-okat egy meghatározott rács alapján (n x m-es rács). A pályák tile-okból állnak, amelyek 32x32 pixelesek. Másik feladata meghatározott tile-okhoz in-game eventet kötni. pl: Más térkép betöltése, interaktivitás, cutscene stb.</text:p>
        <text:p text:style-name="P5"/>
        <text:p text:style-name="P5"><text:soft-page-break/>-<text:span text:style-name="T20">Dialóg rendszer</text:span>: A dialóg rendszer lényege a szöveg megjelenítése egy dialóg box-ban, illetve a játékosnak választási lehetőségek nyújtása. Az NPC-k a játékos választása alapján válaszolnak és a játékos választása befolyásolhatja a játék történetét.</text:p>
        <text:p text:style-name="P5"><text:tab/></text:p>
        <text:p text:style-name="P5">-<text:span text:style-name="T20">Tárgy rendszer</text:span>: A tárgy rendszer a játékos által felvett itemeket fogja egy adatbázisban eltárolni. Különböző item típusok vannak pl: Kulcsok, Ubimon labdák, Heal itemek stb.</text:p>
        <text:p text:style-name="P5"/>
        <text:p text:style-name="P5">-<text:span text:style-name="T20">Event rendszer</text:span>: A játékos billentyűzet vagy game controller által kiadott inputra (eventre) a játék mozgással, illetve interaktivitással válaszol.</text:p>
        <text:p text:style-name="P5"/>
        <text:p text:style-name="P5">-<text:span text:style-name="T20">In game eventek</text:span>: A játék során előre beprogramozott in-game eventek vannak, amelyeket a játékos egy tile-ra lépéssel, szintlépéssel vagy beszélgetés választás alapján aktiválhat. Továbbá vannak véletlenszerű in-game harc eventek is.</text:p>
        <text:p text:style-name="P5"/>
        <text:p text:style-name="P6">-<text:span text:style-name="T20">Hang és soundtrack</text:span>: Minden játékbeli területnek saját zenéje van. Ez a komponens felelős a megfelelő hangeffektek lejátszásáért.</text:p>
        <text:p text:style-name="P5"/>
        <text:p text:style-name="P5">Adatbázis komponensek</text:p>
        <text:p text:style-name="P5"/>
        <text:p text:style-name="P5">-<text:span text:style-name="T20">Ubimon adatbázis</text:span>: Adatbázis, amely a játékosnál lévő Ubimonok értékeit tárolja. Ezt az adatbázist a harcrendszer, ubimon rendszer és a szint rendszer fogja módosítani.</text:p>
        <text:p text:style-name="P5"/>
        <text:p text:style-name="P5">-<text:span text:style-name="T20">Item adatbázis</text:span>: A játékos bírtokában lévő tárgyak adatbázisa. Ezt az adatbázist a tárgy rendszer fogja módosítani.</text:p>
        <text:p text:style-name="P5"/>
        <text:p text:style-name="P5">-<text:span text:style-name="T20">További adatbázisok</text:span>: Többjátékos módhoz.</text:p>
        <text:p text:style-name="P5"/>
        <text:p text:style-name="P13">4.2. A termék használatának előnyei</text:p>
        <table:table table:name="Táblázat1" table:style-name="Táblázat1">
          <table:table-column table:style-name="Táblázat1.A" table:number-columns-repeated="2"/>
          <table:table-row table:style-name="TableLine94288130819744">
            <table:table-cell table:style-name="Táblázat1.A1" office:value-type="string">
              <text:p text:style-name="P20">A játékos haszna (előnyei)</text:p>
            </table:table-cell>
            <table:table-cell table:style-name="Táblázat1.B1" office:value-type="string">
              <text:p text:style-name="P20">Az ezt támogató rendszer jellemző(k)</text:p>
            </table:table-cell>
          </table:table-row>
          <table:table-row table:style-name="TableLine94288130867376">
            <table:table-cell table:style-name="Táblázat1.A2" office:value-type="string">
              <text:p text:style-name="P21">40 óra alap játékidő</text:p>
            </table:table-cell>
            <table:table-cell table:style-name="Táblázat1.B2" office:value-type="string">
              <text:p text:style-name="P21">A játék egyjátékos módja 40 óra contentet tartalmaz.</text:p>
            </table:table-cell>
          </table:table-row>
          <table:table-row table:style-name="TableLine94288130951744">
            <table:table-cell table:style-name="Táblázat1.A2" office:value-type="string">
              <text:p text:style-name="P21">Co-op mód</text:p>
            </table:table-cell>
            <table:table-cell table:style-name="Táblázat1.B2" office:value-type="string">
              <text:p text:style-name="P21">A játék egyjátékos részét maximum 4 másik emberrel lehet egyszerre játszani, a játék nehézségi szintje a játékosok számával növekszik.</text:p>
            </table:table-cell>
          </table:table-row>
          <table:table-row table:style-name="TableLine94288130952128">
            <table:table-cell table:style-name="Táblázat1.A2" office:value-type="string">
              <text:p text:style-name="P21">Többjátékos mód</text:p>
            </table:table-cell>
            <table:table-cell table:style-name="Táblázat1.B2" office:value-type="string">
              <text:p text:style-name="P21">A játékot többjátékos módban is lehet játszani, maximum 32 emberrel.</text:p>
            </table:table-cell>
          </table:table-row>
          <table:table-row table:style-name="TableLine94288130952816">
            <table:table-cell table:style-name="Táblázat1.A2" office:value-type="string">
              <text:p text:style-name="P21">Témája a környezetvédelem</text:p>
            </table:table-cell>
            <table:table-cell table:style-name="Táblázat1.B2" office:value-type="string">
              <text:p text:style-name="P21">Felhívja a figyelmet a környezetvédelemre.</text:p>
            </table:table-cell>
          </table:table-row>
        </table:table>
        <text:p text:style-name="P5"><text:soft-page-break/></text:p>
        <text:p text:style-name="P13">4.3. Feltételezések és függőségek</text:p>
        <text:p text:style-name="P5">Feltételezzük, hogy a játék egyjátékos módja működőképes, az adatbázis rendszer üzemel, a co-op és többjátékos módok működnek.</text:p>
        <text:p text:style-name="P7">Feltételezzük, hogy az adatbázis mérete megfelelő.</text:p>
        <text:p text:style-name="P11"/>
        <text:p text:style-name="P13">4.4 Költségbecslés</text:p>
        <text:p text:style-name="P8">Fejlesztési idő: 1 év.</text:p>
        <text:p text:style-name="P8">Fejlesztők <text:span text:style-name="T26">száma</text:span>: 5.</text:p>
        <text:p text:style-name="P7">Fejlesztő eszközök: <text:span text:style-name="T24">~ 620.000Ft</text:span></text:p>
        <text:p text:style-name="P5">- OpenJDK - ingyenes</text:p>
        <text:p text:style-name="P5">- LWJGL - ingyenes</text:p>
        <text:p text:style-name="P5">- IntelliJ IDEA Community- <text:span text:style-name="T24">ingyenes</text:span> </text:p>
        <text:p text:style-name="P5">- Github - $21 / hónap / ember</text:p>
        <text:p text:style-name="P3"><text:span text:style-name="T22">- MySQL </text:span><text:span text:style-name="T23">Standard </text:span><text:span text:style-name="T22">Edition - $</text:span><text:span text:style-name="T21">2,000</text:span></text:p>
        <text:p text:style-name="P5"/>
        <text:p text:style-name="P8">Fejlesztők: 21.000.000<text:span text:style-name="T25">Ft</text:span></text:p>
        <text:p text:style-name="P9">- Game designer / Game artist </text:p>
        <text:p text:style-name="P5">- Sound engineer </text:p>
        <text:p text:style-name="P5">- Game programmer </text:p>
        <text:p text:style-name="P5">- Game level designer </text:p>
        <text:p text:style-name="P5">- Game tester</text:p>
        <text:p text:style-name="P5"/>
        <text:p text:style-name="P13">4.5. Installáció</text:p>
        <text:p text:style-name="P5">A játékot a Steam-ről lehet installálni, továbbá elérhető a google play áruházban is.</text:p>
        <text:h text:style-name="P32" text:outline-level="1"><text:soft-page-break/>5. A végtermék jellemzői, biztosított szolgáltatások</text:h>
        <text:h text:style-name="P32" text:outline-level="1">6. Korlátozások</text:h>
        <text:h text:style-name="P32" text:outline-level="1">7. Minőségi elvárások</text:h>
        <text:p text:style-name="P23">1. A csapat szempontjából a legfontosabb minőségi elvárás,hogy a játék a lehető legrövidebb időn belül a felhasználók/játékosok számára elérhető legyen a legkevesebb kockázati tényező kizárásával. A bugok és hibák a lehető legalacsonyabb százalékban forduljanak elő illetve a játékmenet zökkenőmentes legyen az esetlegesen előforduló és ki nem küszöbölt problémáktól.</text:p>
        <text:p text:style-name="P23">2. A játék elérhető legyen minél több felhasználó számára azaz optimalizációval minél <text:s/>szélesebb gép konfigurációra eljutassuk így gyengébb hardverek is egyaránt gördülékenyen</text:p>
        <text:p text:style-name="P23">tudják futtatni programunkat.</text:p>
        <text:p text:style-name="Text_20_body"/>
        <text:h text:style-name="P32" text:outline-level="1">8. Dokumentációkkal kapcsolatos követelmények</text:h>
        <text:h text:style-name="P32" text:outline-level="1">9. Kockázat lista</text:h>
        <text:h text:style-name="P32" text:outline-level="1">10. Szótár</text:h>
        <text:p text:style-name="P24"><text:span text:style-name="Bekezdés_20_alapbetűtípusa"><text:span text:style-name="T1"><text:s text:c="7"/></text:span></text:span>1. Bevezetés:</text:p>
        <text:p text:style-name="Text_20_body"><text:tab/> <text:s text:c="6"/>-RPG(Role Playing Game):Másnéven Szerepjáték: A játék programok világában egy olyan</text:p>
        <text:p text:style-name="P25">műfajnak a megnevezése ahol egy általad létrehozott vagy előre meghatározott karakter bőrébe bújva egy adott szerepet játszol el ,adott világon és adott történet szálon keresztül.</text:p>
        <text:p text:style-name="Text_20_body"/>
        <text:p text:style-name="Text_20_body"><text:span text:style-name="Bekezdés_20_alapbetűtípusa"><text:span text:style-name="T2"><text:tab/></text:span></text:span><text:span text:style-name="Bekezdés_20_alapbetűtípusa"><text:span text:style-name="T1">4.1 A termék kapcsolatai:</text:span></text:span></text:p>
        <text:p text:style-name="Text_20_body"><text:span text:style-name="Bekezdés_20_alapbetűtípusa"><text:span text:style-name="T2"><text:tab/></text:span></text:span><text:span text:style-name="Bekezdés_20_alapbetűtípusa"><text:span text:style-name="T1"> <text:s text:c="6"/>-RGB slider: Másnéven RGB(Red,Green,Blue) színskála: Egy olyan skála amelyen a</text:span></text:span></text:p>
        <text:p text:style-name="P26"><text:s text:c="4"/>apiro zöld kék színek minden árnyalatát kiválaszthatod ezáltal egyedi szín <text:s/></text:p>
        <text:p text:style-name="P26"><text:s text:c="4"/>összeállításban hozhatsz létre különböző dolgokat.</text:p>
        <text:p text:style-name="P2"><text:tab/> <text:s text:c="6"/>-HP(Health Point):Másnéven Élet pont:A játékban a szörnyed élet pontját jelző piros színű </text:p>
        <text:p text:style-name="P2"><text:tab/><text:tab/><text:tab/><text:tab/> csík <text:s text:c="32"/></text:p>
        <text:p text:style-name="P5"/>
        <text:p text:style-name="Text_20_body"><text:soft-page-break/><text:span text:style-name="Bekezdés_20_alapbetűtípusa"><text:span text:style-name="T3"><text:line-break/><text:tab/> <text:s text:c="7"/>-</text:span></text:span><text:span text:style-name="Bekezdés_20_alapbetűtípusa"><text:span text:style-name="T1">Attack damage ,defense,special </text:span></text:span></text:p>
        <text:p text:style-name="P27">attack damage,special defense,speed:Másnéven támadó érték,védekezés,spec. támadó</text:p>
        <text:p text:style-name="P27">érték, spec. védekezés,sebesség.A szörnyekkel kapcsolatos értékek melyet a rendszer </text:p>
        <text:p text:style-name="P27">eltárol minden szörnyről.</text:p>
        <text:p text:style-name="P17"><text:tab/></text:p>
        <text:p text:style-name="Standard"><text:span text:style-name="Bekezdés_20_alapbetűtípusa"><text:span text:style-name="T2"><text:tab/></text:span></text:span><text:span text:style-name="Bekezdés_20_alapbetűtípusa"><text:span text:style-name="T1"> <text:s text:c="6"/>-Event:Másnéven Esemény:A játékban történő különleges események megnevezése.</text:span></text:span></text:p>
        <text:p text:style-name="P16"><text:tab/><text:tab/></text:p>
        <text:p text:style-name="P16"><text:tab/> <text:s text:c="6"/>-NPC:Másnéven nem játszható karakter:A játékban egy játékos által nem irányítható </text:p>
        <text:p text:style-name="P16"><text:s/><text:tab/> <text:s text:c="15"/>karakter</text:p>
        <text:p text:style-name="Standard"><text:span text:style-name="Bekezdés_20_alapbetűtípusa"><text:span text:style-name="T1"><text:tab/><text:tab/> <text:s text:c="3"/>amik támogatnak vagy cask szimpla kiegészítés a játék világához.</text:span></text:span></text:p>
        <text:p text:style-name="P5"/>
        <text:p text:style-name="P15"><text:line-break/></text:p>
        <text:p text:style-name="P17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Times New Roman1" svg:font-family="'Times New Roman'"/>
    <style:font-face style:name="Arial" svg:font-family="Arial, sans-serif" style:font-family-generic="system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size-complex="24pt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Normá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Képaláírás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ekezdés_20_alapbetűtípusa" style:display-name="Bekezdés alapbetűtípusa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$Linux_X86_64 LibreOffice_project/10$Build-2</meta:generator>
    <dc:title/>
    <meta:initial-creator>Gábor</meta:initial-creator>
    <meta:creation-date>2021-10-05T11:22:00Z</meta:creation-date>
    <dc:date>2021-10-07T18:49:10.606444483</dc:date>
    <meta:editing-cycles>15</meta:editing-cycles>
    <meta:editing-duration>PT39M16S</meta:editing-duration>
    <meta:document-statistic meta:table-count="3" meta:image-count="0" meta:object-count="0" meta:page-count="9" meta:paragraph-count="182" meta:word-count="1832" meta:character-count="13956" meta:non-whitespace-character-count="12101"/>
    <meta:template xlink:type="simple" xlink:actuate="onRequest" xlink:title="" xlink:href="Normal"/>
  </office:meta>
</office:document-meta>
</file>